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ListParagraph" style:list-style-name="LFO1" style:family="paragraph">
      <style:text-properties fo:language="en" fo:country="US"/>
    </style:style>
    <style:style style:name="P14" style:parent-style-name="ListParagraph" style:list-style-name="LFO1" style:family="paragraph">
      <style:text-properties fo:language="en" fo:country="US"/>
    </style:style>
    <style:style style:name="P15" style:parent-style-name="ListParagraph" style:list-style-name="LFO1" style:family="paragraph">
      <style:text-properties fo:language="en" fo:country="US"/>
    </style:style>
  </office:automatic-styles>
  <office:body>
    <office:text text:use-soft-page-breaks="true">
      <text:p text:style-name="P1">API gateway – securing with TLS 3.0/secure socket layer.</text:p>
      <text:p text:style-name="P2"/>
      <text:p text:style-name="P3">Rest API interacting with lambda service.</text:p>
      <text:p text:style-name="P4">AWS Lambda security deep level</text:p>
      <text:p text:style-name="P5">Layer 7 –<text:s/>WAF <text:s text:c="2"/>authentication<text:s/>with api gateway</text:p>
      <text:p text:style-name="P6"/>
      <text:p text:style-name="P7"/>
      <text:p text:style-name="P8"/>
      <text:p text:style-name="P9"/>
      <text:p text:style-name="P10"/>
      <text:p text:style-name="P11"/>
      <text:p text:style-name="P12">Postures:</text:p>
      <text:list text:style-name="LFO1" text:continue-numbering="true">
        <text:list-item>
          <text:p text:style-name="P13">“Principle of Least Privilege” to Your IAM Policies (Ex: Read get)</text:p>
        </text:list-item>
        <text:list-item>
          <text:p text:style-name="P14">“Encryption at rest” and “Encryption in transit”.</text:p>
        </text:list-item>
        <text:list-item>
          <text:p text:style-name="P15">Enable Cloud-watch logging and monitoring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and Dandupati (Trianz)</meta:initial-creator>
    <dc:creator>Anand Dandupati (Trianz)</dc:creator>
    <meta:creation-date>2024-05-17T06:09:00Z</meta:creation-date>
    <dc:date>2024-08-05T06:14:00Z</dc:date>
    <meta:template xlink:href="Normal" xlink:type="simple"/>
    <meta:editing-cycles>5</meta:editing-cycles>
    <meta:editing-duration>PT92160S</meta:editing-duration>
    <meta:document-statistic meta:page-count="1" meta:paragraph-count="1" meta:word-count="53" meta:character-count="355" meta:row-count="2" meta:non-whitespace-character-count="303"/>
  </office:meta>
</office:document-meta>
</file>